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6204" officeooo:paragraph-rsid="0005620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0208" style:font-weight-asian="normal" style:font-weight-complex="normal"/>
    </style:style>
    <style:style style:name="T3" style:family="text">
      <style:text-properties fo:font-weight="normal" officeooo:rsid="000855e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ente de alimentacion elevadora ajustable 5 Vdc – 35Vdc</text:p>
      <text:p text:style-name="P1"/>
      <text:p text:style-name="P1"><text:span text:style-name="T1">Fuente de tension elevadora basada en el regulador </text:span><text:span text:style-name="T2">DC-DC </text:span><text:span text:style-name="T1">XL6009 de <text:s/>la familia XLSemi. </text:span><text:span text:style-name="T2">Eleva la tension de salida hasta 35 Vdc. 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20:46:58.260596238</meta:creation-date>
    <meta:generator>LibreOffice/6.0.7.3$Linux_X86_64 LibreOffice_project/00m0$Build-3</meta:generator>
    <dc:date>2019-10-01T20:56:03.688941979</dc:date>
    <meta:editing-duration>PT9M9S</meta:editing-duration>
    <meta:editing-cycles>3</meta:editing-cycles>
    <meta:document-statistic meta:table-count="0" meta:image-count="0" meta:object-count="0" meta:page-count="1" meta:paragraph-count="2" meta:word-count="30" meta:character-count="185" meta:non-whitespace-character-count="153"/>
  </office:meta>
</office:document-meta>
</file>